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4">
            <text:p>14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1-21_13-59-08_000.jpg</text:p>
          </table:table-cell>
          <table:table-cell table:style-name="ce26" office:value-type="string">
            <text:p>-*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-*">
            <text:p>-*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8" office:value-type="string">
            <text:p>2023-01-22_07-38-20_000.jpg</text:p>
          </table:table-cell>
          <table:table-cell table:style-name="ce26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:PHOTO 起きた時刻 / 2022">
            <text:p>:m :PHOTO 起き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8" office:value-type="string">
            <text:p>2023-01-22_02-55-28_000.jpg</text:p>
          </table:table-cell>
          <table:table-cell table:style-name="ce26" office:value-type="string">
            <text:p>:m :PHOTO 寝た時刻 / 2022 / オナニー未了、duration=1時間ぐらい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:PHOTO 寝た時刻 / 2022 / オナニー未了、duration=1時間ぐらい,other=~">
            <text:p>:m :PHOTO 寝た時刻 / 2022 / オナニー未了、duration=1時間ぐらい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7" office:value-type="string">
            <text:p>2023-01-21_19-02-18_000.jpg</text:p>
          </table:table-cell>
          <table:table-cell table:style-name="ce26" office:value-type="string">
            <text:p>:m :篠笛,shinobue #*# / session-memo:session-1 / 1#1 / p.1-&lt;1&gt;:genre=log,session=hour-19,key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:篠笛,shinobue #*# / session-memo:session-1 / 1#1 / p.1-&lt;1&gt;:genre=log,session=hour-19,key=~">
            <text:p>:m :篠笛,shinobue #*# / session-memo:session-1 / 1#1 / p.1-&lt;1&gt;:genre=log,session=hour-19,key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3-01-21_19-02-34_000.jpg</text:p>
          </table:table-cell>
          <table:table-cell table:style-name="ce26" office:value-type="string">
            <text:p>:m :篠笛,shinobue #*# / session-memo:session-1 / 1#1 / p.1-&lt;1&gt;:genre=melody,session=hour-19,key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m :篠笛,shinobue #*# / session-memo:session-1 / 1#1 / p.1-&lt;1&gt;:genre=melody,session=hour-19,key=~">
            <text:p>:m :篠笛,shinobue #*# / session-memo:session-1 / 1#1 / p.1-&lt;1&gt;:genre=melody,session=hour-19,key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8" office:value-type="string">
            <text:p>2023-01-21_18-00-25_000.jpg</text:p>
          </table:table-cell>
          <table:table-cell table:style-name="ce26" office:value-type="string">
            <text:p>:m RES 1*1 / free# JVEMV6 83#_90:1 / 83. chemistry / topics=コロイド,w=デンプン；グルコース；フラノース；,s=~,i=~,other=,next=,doc=r-1-1~1.3:『読み物　物理化学』:p.79:L.~1-~3</text:p>
          </table:table-cell>
          <table:table-cell table:style-name="ce27"/>
          <table:table-cell table:style-name="ce10"/>
          <table:table-cell table:style-name="ce10"/>
          <table:table-cell table:style-name="ce47" table:formula="of:=IF([.E7]=&quot;&quot;;[.C9];CONCATENATE([.C9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8" office:value-type="string">
            <text:p>2023-01-21_14-13-08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8" office:value-type="string">
            <text:p>2023-01-21_21-34-31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8" office:value-type="string">
            <text:p>2023-01-21_22-18-02_000.jpg</text:p>
          </table:table-cell>
          <table:table-cell table:style-name="ce26" office:value-type="string">
            <text:p>:PHOTO 記録 / 電池交換 / target=ランタン：就寝時用（常夜灯）,location=自室 / period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PHOTO 記録 / 電池交換 / target=ランタン：就寝時用（常夜灯）,location=自室 / period=~">
            <text:p>:PHOTO 記録 / 電池交換 / target=ランタン：就寝時用（常夜灯）,location=自室 / period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8" office:value-type="string">
            <text:p>2023-01-22_07-52-35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10" office:value-type="string">
            <text:p>2023-01-21_15-23-05_000.jpg</text:p>
          </table:table-cell>
          <table:table-cell table:style-name="ce26" office:value-type="string">
            <text:p>:m #*# RES / free / res-id=MNM0 / theme=~ / genre=jili:strany:ロシア：極東地域,content=行政区域？、４つ,w= / session-number=~ / doc=~,other=地図+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m #*# RES / free / res-id=MNM0 / theme=~ / genre=jili:strany:ロシア：極東地域,content=行政区域？、４つ,w= / session-number=~ / doc=~,other=地図+">
            <text:p>:m #*# RES / free / res-id=MNM0 / theme=~ / genre=jili:strany:ロシア：極東地域,content=行政区域？、４つ,w= / session-number=~ / doc=~,other=地図+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8" office:value-type="string">
            <text:p>2023-01-21_16-43-44_000.jpg</text:p>
          </table:table-cell>
          <table:table-cell table:style-name="ce26" office:value-type="string">
            <text:p>:m #*# RES / JVEMV6 64#206_1_3_reikon / 『日本宗教の複合的構造：霊魂観』 著者=~,校注=~ / p.65 / w=車力村；金木町[かなぎまち；西津軽郡；小田川；喜良市[きらいち；地蔵,topic=~,publisher=~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m #*# RES / JVEMV6 64#206_1_3_reikon / 『日本宗教の複合的構造：霊魂観』 著者=~,校注=~ / p.65 / w=車力村；金木町[かなぎまち；西津軽郡；小田川；喜良市[きらいち；地蔵,topic=~,publisher=~,other=~">
            <text:p>:m #*# RES / JVEMV6 64#206_1_3_reikon / 『日本宗教の複合的構造：霊魂観』 著者=~,校注=~ / p.65 / w=車力村；金木町[かなぎまち；西津軽郡；小田川；喜良市[きらいち；地蔵,topic=~,publisher=~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8" office:value-type="string">
            <text:p>2023-01-22_10-07-58_000.jpg</text:p>
          </table:table-cell>
          <table:table-cell table:style-name="ce26" office:value-type="string">
            <text:p>:m #*# RES / free / res-id=MXMU / theme=銃創：治療法 / genre=medical:treatment:銃創,content=~,w=創傷；創口[そうこう / session-number=~ / doc=~,other=file-memo+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m #*# RES / free / res-id=MXMU / theme=銃創：治療法 / genre=medical:treatment:銃創,content=~,w=創傷；創口[そうこう / session-number=~ / doc=~,other=file-memo+">
            <text:p>:m #*# RES / free / res-id=MXMU / theme=銃創：治療法 / genre=medical:treatment:銃創,content=~,w=創傷；創口[そうこう / session-number=~ / doc=~,other=file-memo+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8" office:value-type="string">
            <text:p>2023-01-22_11-41-01_000.jpg</text:p>
          </table:table-cell>
          <table:table-cell table:style-name="ce26" office:value-type="string">
            <text:p>:m #*# RES / free / res-id=DG98 / theme=血流：ペーハー / genre=medical:obshchaya,content=対数：個々の数値；対数：定義；対数：主な値。対応する実数；対数：(log_10(0.05)=12.2%),w=真数 / session-number=~ / doc=~,other=q+;memo+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5]=&quot;&quot;;[.C15];CONCATENATE([.C15];&quot; / &quot;;[.E15]))" office:value-type="string" office:string-value=":m #*# RES / free / res-id=DG98 / theme=血流：ペーハー / genre=medical:obshchaya,content=対数：個々の数値；対数：定義；対数：主な値。対応する実数；対数：(log_10(0.05)=12.2%),w=真数 / session-number=~ / doc=~,other=q+;memo+">
            <text:p>:m #*# RES / free / res-id=DG98 / theme=血流：ペーハー / genre=medical:obshchaya,content=対数：個々の数値；対数：定義；対数：主な値。対応する実数；対数：(log_10(0.05)=12.2%),w=真数 / session-number=~ / doc=~,other=q+;memo+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2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16];[.K16])" office:value-type="float" office:value="0">
            <text:p>#VALUE!</text:p>
          </table:table-cell>
          <table:table-cell table:style-name="ce52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2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2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2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/ daylog メモ / partial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:PHOTO 寝た時刻 / 2022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2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2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4">
            <text:p>1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2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2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2">2023/01/22</text:date>, <text:time>13:07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1-22T13:07:28.84</dc:date>
    <dc:creator>iwabuchi ken</dc:creator>
    <meta:editing-duration>P53DT4H46M11S</meta:editing-duration>
    <meta:editing-cycles>17097</meta:editing-cycles>
    <meta:document-statistic meta:table-count="2" meta:cell-count="922" meta:object-count="0"/>
    <meta:user-defined meta:name="qrichtext">1</meta:user-defined>
  </office:meta>
</office:document-meta>
</file>